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34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9.7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style:font-name="Liberation Serif" fo:font-weight="normal" style:font-weight-asian="normal" style:font-weight-complex="normal"/>
    </style:style>
    <style:style style:name="T14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9<text:span text:style-name="T2">th</text:span> <text:s/>February 2013 Time : 3.00 PM to 3.30 PM; GMRT conference room,NGK from NCRA board room (video conference )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S.Nayak,Raju, Santaji,Charu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1818250733" text:style-name="L1">
              <text:list-item>
                <text:p text:style-name="P6">Charu and Raj informed that they had discussion with Control room person and correlator regarding backend control and monitoring.</text:p>
                <text:p text:style-name="P6">Mr. Sanjay Kudale has given source code of das serv and sockcmd programs, we will go through it and decide how we can implement it in our Online_V2. </text:p>
                <text:p text:style-name="P6"/>
              </text:list-item>
              <text:list-item>
                <text:p text:style-name="P5"><text:span text:style-name="T4">NGK suggested to </text:span><text:span text:style-name="T9">fix a date to visit the control room with Santaji and Sachin to</text:span><text:span text:style-name="T14"><text:line-break/></text:span><text:span text:style-name="T9">get a feel for the real time operation of ONLINE.</text:span></text:p>
                <text:p text:style-name="P6"/>
              </text:list-item>
              <text:list-item>
                <text:p text:style-name="P6">ABC discussion will not happen in tomorrow's plan meeting. Most probable date for having the discussion is 13<text:span text:style-name="T2">th</text:span> March 2013.</text:p>
                <text:p text:style-name="P6"/>
              </text:list-item>
              <text:list-item>
                <text:p text:style-name="P6">NGK suggested to have a small list of thing which can be done in March month.</text:p>
                <text:p text:style-name="P6"/>
              </text:list-item>
              <text:list-item>
                <text:p text:style-name="P6">Santaji informed that he has started reading and working on Mysql database.</text:p>
                <text:p text:style-name="P6"/>
              </text:list-item>
              <text:list-item>
                <text:p text:style-name="P6">NGK suggested that while designing web interface, we should have two kinds of login like guest and registered user.</text:p>
                <text:p text:style-name="P6">Guest user will have very restricted access.</text:p>
                <text:p text:style-name="P6">For registered user we can assign role and permissions.</text:p>
                <text:p text:style-name="P6"/>
              </text:list-item>
              <text:list-item>
                <text:p text:style-name="P6">We will finish the installation of 3 new machines in March month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2-24T19:37:43</dc:date>
    <dc:creator>teleset </dc:creator>
    <meta:editing-duration>PT12H6M50S</meta:editing-duration>
    <meta:editing-cycles>148</meta:editing-cycles>
    <meta:generator>LibreOffice/3.4$Linux LibreOffice_project/340m1$Build-602</meta:generator>
    <meta:document-statistic meta:table-count="1" meta:image-count="0" meta:object-count="0" meta:page-count="1" meta:paragraph-count="26" meta:word-count="233" meta:character-count="1343" meta:non-whitespace-character-count="1121"/>
  </office:meta>
</office:document-meta>
</file>